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501549" style:letter-kerning="true" fo:font-size="22pt" style:font-size-asian="22pt" style:font-size-complex="22pt" style:language-asian="en" style:country-asian="GB"/>
    </style:style>
    <style:style style:name="P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A7C22" style:letter-kerning="false" fo:font-size="16pt" style:font-size-asian="16pt" style:font-size-complex="16pt" style:language-asian="en" style:country-asian="GB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4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A7C22" style:letter-kerning="false" fo:font-size="16pt" style:font-size-asian="16pt" style:font-size-complex="16pt" style:language-asian="en" style:country-asian="GB"/>
    </style:style>
    <style:style style:name="P5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6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A7C22" style:letter-kerning="false" fo:font-size="16pt" style:font-size-asian="16pt" style:font-size-complex="16pt" style:language-asian="en" style:country-asian="GB"/>
    </style:style>
    <style:style style:name="P7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8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A7C22" style:letter-kerning="false" fo:font-size="16pt" style:font-size-asian="16pt" style:font-size-complex="16pt" style:language-asian="en" style:country-asian="GB"/>
    </style:style>
    <style:style style:name="P9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0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A7C22" style:letter-kerning="false" fo:font-size="16pt" style:font-size-asian="16pt" style:font-size-complex="16pt" style:language-asian="en" style:country-asian="GB"/>
    </style:style>
    <style:style style:name="P11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2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</office:automatic-styles>
  <office:body>
    <office:text text:use-soft-page-breaks="true">
      <text:h text:style-name="P1" text:outline-level="1">Select appropriate security features<text:s/></text:h>
      <text:h text:style-name="P2" text:outline-level="2">Status</text:h>
      <text:p text:style-name="P3">Accepted.</text:p>
      <text:h text:style-name="P4" text:outline-level="2">Context</text:h>
      <text:p text:style-name="P5">I need to choose the most appropriate security design pattern for the visa application system to address specific security concern and ensure the overall security of the system.</text:p>
      <text:h text:style-name="P6" text:outline-level="2">Decision</text:h>
      <text:p text:style-name="P7">I will implement Role-Based Access Control (RBAC) as the access control mechanism for the Visa Processing System.</text:p>
      <text:h text:style-name="P8" text:outline-level="2">Rationale:</text:h>
      <text:p text:style-name="P9">RBAC<text:s/>aligns with the Visa Processing System's organizational structure and user roles, providing a straightforward and scalable solution for managing access permissions.</text:p>
      <text:h text:style-name="P10" text:outline-level="2">Consequences</text:h>
      <text:p text:style-name="P11">RBAC simplifies access control by associating permissions with roles, reducing complexity in managing individual user permissions.</text:p>
      <text:p text:style-name="P12">As the system grows, RBAC scales well by adding new roles and adjusting permissions without extensive modification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egoe UI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or Homad</meta:initial-creator>
    <dc:creator>Homad, Noor (Student)</dc:creator>
    <meta:creation-date>2024-01-08T10:14:00Z</meta:creation-date>
    <dc:date>2024-01-08T10:14:00Z</dc:date>
    <meta:template xlink:href="Normal" xlink:type="simple"/>
    <meta:editing-cycles>2</meta:editing-cycles>
    <meta:editing-duration>PT0S</meta:editing-duration>
    <meta:document-statistic meta:page-count="1" meta:paragraph-count="1" meta:word-count="120" meta:character-count="806" meta:row-count="5" meta:non-whitespace-character-count="687"/>
  </office:meta>
</office:document-meta>
</file>